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9/07/2017;09:33;33;5;Disk faliure</text:p>
      <text:p text:style-name="P1">09/07/2017;09:34;44;9;Out of memory</text:p>
      <text:p text:style-name="P1">09/07/2017;09:35;22;9;Error0</text:p>
      <text:p text:style-name="P1">09/07/2017;09:36;11;0;Error1</text:p>
      <text:p text:style-name="P1">09/07/2017;09:37;55;1;Error2</text:p>
      <text:p text:style-name="P1">09/07/2017;09:38;88;2;Error3</text:p>
      <text:p text:style-name="P1">09/07/2017;09:39;99;3;Error4</text:p>
      <text:p text:style-name="P1">09/07/2017;09:40;77;4;Error5</text:p>
      <text:p text:style-name="P1">09/07/2017;09:41;66;5;Error6</text:p>
      <text:p text:style-name="P1">09/07/2017;09:42;10;6;Error7</text:p>
      <text:p text:style-name="P1">09/07/2017;09:43;21;7;Error8</text:p>
      <text:p text:style-name="P1">09/07/2017;09:44;32;8;Error9</text:p>
      <text:p text:style-name="P1">09/07/2017;09:45;43;9;Error10</text:p>
      <text:p text:style-name="P1">09/07/2017;09:46;54;0;Error11</text:p>
      <text:p text:style-name="P1">09/07/2017;09:47;65;2;Error12</text:p>
      <text:p text:style-name="P1">09/07/2017;09:48;76;4;Error13</text:p>
      <text:p text:style-name="P1">09/07/2017;09:49;87;6;Error14</text:p>
      <text:p text:style-name="P1">09/07/2017;09:50;98;8;Error15</text:p>
      <text:p text:style-name="P1">09/07/2017;09:51;33;1;Error16</text:p>
      <text:p text:style-name="P1">09/07/2017;09:52;44;3;Error17</text:p>
      <text:p text:style-name="P1">09/07/2017;09:53;22;5;Error18</text:p>
      <text:p text:style-name="P1">09/07/2017;09:54;11;7;Error19</text:p>
      <text:p text:style-name="P1">09/07/2017;09:55;55;9;Error20</text:p>
      <text:p text:style-name="P1">09/07/2017;09:56;88;8;Error21</text:p>
      <text:p text:style-name="P1">09/07/2017;09:57;99;7;Error22</text:p>
      <text:p text:style-name="P1">09/07/2017;09:58;77;6;Error23</text:p>
      <text:p text:style-name="P1">09/07/2017;09:59;66;5;Error24</text:p>
      <text:p text:style-name="P1">09/07/2017;10:00;10;4;Error25</text:p>
      <text:p text:style-name="P1">09/07/2017;10:01;21;3;Error26</text:p>
      <text:p text:style-name="P1">09/07/2017;10:02;32;2;Error27</text:p>
      <text:p text:style-name="P1">09/07/2017;10:03;43;1;Error28</text:p>
      <text:p text:style-name="P1">09/07/2017;10:04;54;0;Error29</text:p>
      <text:p text:style-name="P1">09/07/2017;10:05;65;1;Error30</text:p>
      <text:p text:style-name="P1">09/07/2017;10:06;76;3;Error31</text:p>
      <text:p text:style-name="P1">09/07/2017;10:07;87;5;Error32</text:p>
      <text:p text:style-name="P1">09/07/2017;10:08;98;7;Error33</text:p>
      <text:p text:style-name="P1">09/07/2017;10:09;33;9;Error34</text:p>
      <text:p text:style-name="P1">09/07/2017;10:10;44;0;Error35</text:p>
      <text:p text:style-name="P1">09/07/2017;10:11;22;2;Error36</text:p>
      <text:p text:style-name="P1">09/07/2017;10:12;11;4;Error37</text:p>
      <text:p text:style-name="P1">09/07/2017;10:13;55;6;Error38</text:p>
      <text:p text:style-name="P1">09/07/2017;10:14;88;8;Error39</text:p>
      <text:p text:style-name="P1">09/07/2017;10:15;99;0;Error40</text:p>
      <text:p text:style-name="P1">09/07/2017;10:16;77;9;Error41</text:p>
      <text:p text:style-name="P1">09/07/2017;10:17;66;1;Error42</text:p>
      <text:p text:style-name="P1">09/07/2017;10:18;10;8;Error43</text:p>
      <text:p text:style-name="P1">09/07/2017;10:19;21;2;Error44</text:p>
      <text:p text:style-name="P1">09/07/2017;10:20;32;7;Error45</text:p>
      <text:p text:style-name="P1">09/07/2017;10:21;43;3;Error46</text:p>
      <text:p text:style-name="P1">09/07/2017;10:22;54;6;Error47</text:p>
      <text:p text:style-name="P1">09/07/2017;10:23;65;4;Error48</text:p>
      <text:p text:style-name="P1">09/07/2017;10:24;76;5;Error49</text:p>
      <text:p text:style-name="P1">09/07/2017;10:25;87;9;Error50</text:p>
      <text:p text:style-name="P1">09/07/2017;10:26;98;1;Error51</text:p>
      <text:p text:style-name="P1">09/07/2017;10:27;33;8;Error52</text:p>
      <text:p text:style-name="P1">09/07/2017;10:28;44;2;Error53</text:p>
      <text:p text:style-name="P1">09/07/2017;10:29;22;7;Error54</text:p>
      <text:p text:style-name="P1">09/07/2017;10:30;11;3;Error55</text:p>
      <text:p text:style-name="P1">09/07/2017;10:31;55;6;Error56</text:p>
      <text:p text:style-name="P1">09/07/2017;10:32;88;4;Error57</text:p>
      <text:p text:style-name="P1">09/07/2017;10:33;99;5;Error58</text:p>
      <text:p text:style-name="P1">09/07/2017;10:34;77;0;Error59</text:p>
      <text:p text:style-name="P1">09/07/2017;10:35;66;1;Error60</text:p>
      <text:p text:style-name="P1">09/07/2017;10:36;10;1;Error61</text:p>
      <text:p text:style-name="P1"><text:soft-page-break/>09/07/2017;10:37;21;9;Error62</text:p>
      <text:p text:style-name="P1">09/07/2017;10:38;32;9;Error63</text:p>
      <text:p text:style-name="P1">09/07/2017;10:39;43;8;Error64</text:p>
      <text:p text:style-name="P1">09/07/2017;10:40;54;8;Error65</text:p>
      <text:p text:style-name="P1">09/07/2017;10:41;65;2;Error66</text:p>
      <text:p text:style-name="P1">09/07/2017;10:42;76;2;Error67</text:p>
      <text:p text:style-name="P1">09/07/2017;10:43;87;3;Error68</text:p>
      <text:p text:style-name="P1">09/07/2017;10:44;98;3;Error69</text:p>
      <text:p text:style-name="P1">09/07/2017;10:45;33;7;Error70</text:p>
      <text:p text:style-name="P1">09/07/2017;10:46;44;7;Error71</text:p>
      <text:p text:style-name="P1">09/07/2017;10:47;22;4;Error72</text:p>
      <text:p text:style-name="P1">09/07/2017;10:48;11;4;Error73</text:p>
      <text:p text:style-name="P1">09/07/2017;10:49;55;6;Error74</text:p>
      <text:p text:style-name="P1">09/07/2017;10:50;88;6;Error75</text:p>
      <text:p text:style-name="P1">09/07/2017;10:51;99;5;Error76</text:p>
      <text:p text:style-name="P1">09/07/2017;10:52;77;5;Error77</text:p>
      <text:p text:style-name="P1">09/07/2017;10:53;66;0;Error78</text:p>
      <text:p text:style-name="P1">09/07/2017;10:54;10;0;Error79</text:p>
      <text:p text:style-name="P1">09/07/2017;10:55;21;1;Error80</text:p>
      <text:p text:style-name="P1">09/07/2017;10:56;32;2;Error81</text:p>
      <text:p text:style-name="P1">09/07/2017;10:57;43;3;Error82</text:p>
      <text:p text:style-name="P1">09/07/2017;10:58;54;0;Error83</text:p>
      <text:p text:style-name="P1">09/07/2017;10:59;65;9;Error84</text:p>
      <text:p text:style-name="P1">09/07/2017;11:00;76;8;Error85</text:p>
      <text:p text:style-name="P1">09/07/2017;11:01;87;7;Error86</text:p>
      <text:p text:style-name="P1">09/07/2017;11:02;98;6;Error87</text:p>
      <text:p text:style-name="P1">09/07/2017;11:03;33;4;Error88</text:p>
      <text:p text:style-name="P1">09/07/2017;11:04;44;8;Error89</text:p>
      <text:p text:style-name="P1">09/07/2017;11:05;32;0;Error90</text:p>
      <text:p text:style-name="P1">09/07/2017;11:06;43;7;Error91</text:p>
      <text:p text:style-name="P1">09/07/2017;11:07;54;9;Error92</text:p>
      <text:p text:style-name="P1">09/07/2017;11:08;65;3;Error93</text:p>
      <text:p text:style-name="P1">09/07/2017;11:09;76;5;Error94</text:p>
      <text:p text:style-name="P1">09/07/2017;11:10;87;9;Error95</text:p>
      <text:p text:style-name="P1">09/07/2017;11:11;98;1;Error96</text:p>
      <text:p text:style-name="P3">09/07/2017;11:12;33;0;Error97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49:00.857322574</meta:creation-date>
    <dc:date>2018-06-13T18:49:18.425488763</dc:date>
    <meta:editing-duration>PT18S</meta:editing-duration>
    <meta:editing-cycles>1</meta:editing-cycles>
    <meta:document-statistic meta:table-count="0" meta:image-count="0" meta:object-count="0" meta:page-count="2" meta:paragraph-count="100" meta:word-count="103" meta:character-count="2901" meta:non-whitespace-character-count="2898"/>
    <meta:generator>LibreOffice/4.3.3.2$Linux_X86_64 LibreOffice_project/430m0$Build-2</meta:generator>
  </office:meta>
</office:document-meta>
</file>